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float" office:value="11000" calcext:value-type="float">
            <text:p>11000</text:p>
          </table:table-cell>
          <table:table-cell table:style-name="ce26" table:formula="of:=SUM([.B3:.F3])" office:value-type="float" office:value="33300" calcext:value-type="float">
            <text:p>33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66000" calcext:value-type="float">
            <text:p>66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500" calcext:value-type="float">
            <text:p>50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style-name="ce26" table:formula="of:=SUM([.G4:.G29])" office:value-type="float" office:value="23300" calcext:value-type="float">
            <text:p>23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159400" calcext:value-type="float">
            <text:p>159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140000" calcext:value-type="float">
            <text:p>140000</text:p>
          </table:table-cell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3">
          <table:table-cell table:style-name="ce5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table:style-name="ce26"/>
          <table:table-cell table:style-name="ce26" table:formula="of:=SUM([.B34:.F34])" office:value-type="float" office:value="11500" calcext:value-type="float">
            <text:p>115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61:.E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C61])" office:value-type="float" office:value="479.166666666667" calcext:value-type="float">
            <text:p>479.166666666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 table:formula="of:=SUM([.A61:.E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reg</text:p>
          </table:table-cell>
          <table:table-cell table:formula="of:=SUM([.B61:.F61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0:.E61])" office:value-type="float" office:value="479.166666666667" calcext:value-type="float">
            <text:p>479.1666666667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61])" office:value-type="float" office:value="479.166666666667" calcext:value-type="float">
            <text:p>479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4" office:value-type="float" office:value="479.166666666667" calcext:value-type="float">
            <text:p>479.1666666667</text:p>
          </table:table-cell>
          <table:table-cell table:formula="of:=[.C34]/23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2" office:value-type="float" office:value="0" calcext:value-type="float">
            <text:p>0</text:p>
          </table:table-cell>
          <table:table-cell table:style-name="ce26" table:formula="of:=SUM([.G35:.G60])" office:value-type="float" office:value="11500" calcext:value-type="float">
            <text:p>115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2:02:49.141810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13T12:04:33.298585656</dc:date>
    <meta:editing-duration>P13DT8H15M35S</meta:editing-duration>
    <meta:editing-cycles>3724</meta:editing-cycles>
    <meta:generator>LibreOffice/4.2.8.2$Linux_X86_64 LibreOffice_project/420m0$Build-2</meta:generator>
    <meta:document-statistic meta:table-count="24" meta:cell-count="11466" meta:object-count="0"/>
  </office:meta>
</office:document-meta>
</file>